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4.1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kGgpBMLWjk7PqDL9QRmqN</text:p>
          </table:table-cell>
          <table:table-cell office:value-type="string" calcext:value-type="string">
            <text:p>9bQFfTFGQWJFWrcJnfQgz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pFfnRb7phWTjm88NBMtt</text:p>
          </table:table-cell>
          <table:table-cell office:value-type="string" calcext:value-type="string">
            <text:p>Nhmj8MBNCmWFC68JkhkNC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LLHpCcMRrjcNPrqjMLhP</text:p>
          </table:table-cell>
          <table:table-cell office:value-type="string" calcext:value-type="string">
            <text:p>hJt6FwT8mhQbcWQLzgHMT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frhhnQHPLhn9HgMbr7Ff</text:p>
          </table:table-cell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RhrwBJrTDL6gjtdRKnctD</text:p>
          </table:table-cell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jGQkPwLLjpHPJdnPqt9KR</text:p>
          </table:table-cell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cjmrhrRcrpGBRg7mwcpt</text:p>
          </table:table-cell>
          <table:table-cell office:value-type="string" calcext:value-type="string">
            <text:p>HkDzFgnhCBGn6K9w7RWtC</text:p>
          </table:table-cell>
          <table:table-cell table:style-name="ce1" office:value-type="string" calcext:value-type="string">
            <text:p>Duskblade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WDzwMKwdwchQfdTdWjPz</text:p>
          </table:table-cell>
          <table:table-cell office:value-type="string" calcext:value-type="string">
            <text:p>TJdbQPDBpnLGpNmmN7fhg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7h9KBt6hGPQPtwqT9Qpn</text:p>
          </table:table-cell>
          <table:table-cell office:value-type="string" calcext:value-type="string">
            <text:p>w77m97tB9GPDzK6ccgkjr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GfpFgzz6LHpw6hnc6MkM</text:p>
          </table:table-cell>
          <table:table-cell office:value-type="string" calcext:value-type="string">
            <text:p>QnKbrhtk7HFcckCBbFmkt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Qn6PbgRPMLpQ7FQncGTQk</text:p>
          </table:table-cell>
          <table:table-cell office:value-type="string" calcext:value-type="string">
            <text:p>phCFwdjG8dKDCmr7d7F7M</text:p>
          </table:table-cell>
          <table:table-cell table:style-name="ce1" office:value-type="string" calcext:value-type="string">
            <text:p>Awaken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jcCqq7HTQhNWQ8kNdzkmK</text:p>
          </table:table-cell>
          <table:table-cell office:value-type="string" calcext:value-type="string">
            <text:p>666mgFjKrrLQhdkpGzNzf</text:p>
          </table:table-cell>
          <table:table-cell table:style-name="ce1" office:value-type="string" calcext:value-type="string">
            <text:p>Heartened Cross Strap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6cdMb9ggKt6CTjNHdFjfm</text:p>
          </table:table-cell>
          <table:table-cell office:value-type="string" calcext:value-type="string">
            <text:p>wj7qpMrzMjDbn8tmtfPL7</text:p>
          </table:table-cell>
          <table:table-cell office:value-type="string" calcext:value-type="string">
            <text:p>Stubby Hammerers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6-24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FwRP7NLJLK7crJQF7zB</text:p>
          </table:table-cell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6-24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ccLLQrbjMPzQFFRhwzF9</text:p>
          </table:table-cell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6-24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PHjFWh86grPW7BjFGhm8</text:p>
          </table:table-cell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6-24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hNNHWndKpCfd9Bq8MLLN</text:p>
          </table:table-cell>
          <table:table-cell office:value-type="string" calcext:value-type="string">
            <text:p>FfHKcc6HWkdkbC76BwgqQ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BJdbwKhP9C8QM7DPmKt</text:p>
          </table:table-cell>
          <table:table-cell office:value-type="string" calcext:value-type="string">
            <text:p>Tb8rJqp6nH9FhDQgNMgpH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GkkWJDJpHmBppD66dmqp</text:p>
          </table:table-cell>
          <table:table-cell office:value-type="string" calcext:value-type="string">
            <text:p>pBLw878jHjmLBLBbtpk6W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TwcjGc8DRRrRtFtbqGHP</text:p>
          </table:table-cell>
          <table:table-cell office:value-type="string" calcext:value-type="string">
            <text:p>fMdnz9D9MRDrzMrBFf7Kr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9G6pHjnLqMgcz8RzhqP8</text:p>
          </table:table-cell>
          <table:table-cell office:value-type="string" calcext:value-type="string">
            <text:p>nPwjcRFWBmzNQWM6BMcgB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TbdtPgfwKWTThNKFDn98</text:p>
          </table:table-cell>
          <table:table-cell office:value-type="string" calcext:value-type="string">
            <text:p>k8wMFCFHtGTtTRfnzKGqQ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CzBnPKTnJKn9jCWp8jgM</text:p>
          </table:table-cell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 office:value-type="string" calcext:value-type="string">
            <text:p>https://fabtcg.com/articles/banned-suspended-oct-3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pk6GcgdgqnqLpmz9BBzb</text:p>
          </table:table-cell>
          <table:table-cell office:value-type="string" calcext:value-type="string">
            <text:p>GBDFTmjdTmgRCdHngGWNR</text:p>
          </table:table-cell>
          <table:table-cell office:value-type="string" calcext:value-type="string">
            <text:p>Mask of the Pouncing Lynx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 office:value-type="string" calcext:value-type="string">
            <text:p>https://fabtcg.com/articles/banned-suspended-oct-3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w7JnN79HGndGfwkgNdwP</text:p>
          </table:table-cell>
          <table:table-cell office:value-type="string" calcext:value-type="string">
            <text:p>CrWjLrqtQtppQhQCMt9LH</text:p>
          </table:table-cell>
          <table:table-cell office:value-type="string" calcext:value-type="string">
            <text:p>Aether Wildfir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kgK7knCfNnjpmmbrRLMm</text:p>
          </table:table-cell>
          <table:table-cell office:value-type="string" calcext:value-type="string">
            <text:p>9bQFfTFGQWJFWrcJnfQgz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3-05-04T00:00:00.000Z</text:p>
          </table:table-cell>
          <table:table-cell office:value-type="string" calcext:value-type="string">
            <text:p>2023-05-05T00:00:00.000Z</text:p>
          </table:table-cell>
          <table:table-cell office:value-type="string" calcext:value-type="string">
            <text:p>https://fabtcg.com/articles/banned-suspended-may-2023/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gJjwGHwNFDcjMgLTcnLW</text:p>
          </table:table-cell>
          <table:table-cell office:value-type="string" calcext:value-type="string">
            <text:p>Nhmj8MBNCmWFC68JkhkNC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3-05-04T00:00:00.000Z</text:p>
          </table:table-cell>
          <table:table-cell office:value-type="string" calcext:value-type="string">
            <text:p>2023-05-05T00:00:00.000Z</text:p>
          </table:table-cell>
          <table:table-cell office:value-type="string" calcext:value-type="string">
            <text:p>https://fabtcg.com/articles/banned-suspended-may-2023/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jKk6fDggfBBncWCDKtkR</text:p>
          </table:table-cell>
          <table:table-cell office:value-type="string" calcext:value-type="string">
            <text:p>hJt6FwT8mhQbcWQLzgHMT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3-05-04T00:00:00.000Z</text:p>
          </table:table-cell>
          <table:table-cell office:value-type="string" calcext:value-type="string">
            <text:p>2023-05-05T00:00:00.000Z</text:p>
          </table:table-cell>
          <table:table-cell office:value-type="string" calcext:value-type="string">
            <text:p>https://fabtcg.com/articles/banned-suspended-may-2023/</text:p>
          </table:table-cell>
          <table:table-cell table:number-columns-repeated="1016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1:Sheet1.B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5-04T00:19:40.265339355</dc:date>
    <meta:editing-duration>PT1H9M37S</meta:editing-duration>
    <meta:editing-cycles>58</meta:editing-cycles>
    <meta:generator>LibreOffice/7.4.6.2$MacOSX_AARCH64 LibreOffice_project/5b1f5509c2decdade7fda905e3e1429a67acd63d</meta:generator>
    <meta:document-statistic meta:table-count="1" meta:cell-count="227" meta:object-count="0"/>
  </office:meta>
</office:document-meta>
</file>